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Sophia De Young; Lazarus Hecht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or a funeral<text:span text:style-name="T2">/</text:span></text:p>
      <text:p text:style-name="P4"><text:span text:style-name="T2">Ask me not for words of consolation. <text:s/>My heart is full of sorrow./ <text:s/>Cruel death! <text:s/>Thou hast stealthily borne away thy victim. <text:s/>While/ basking in the sun-shine of prosperity. <text:s/>A joyous mother was she;/ a fondly loved wife. <text:s/>comforts encompassed her around; human delights/ were strewn in her path. <text:s/>And now, O fell Destroyer! <text:s/>Thou didst for/ ever still that heart, which throbbed with affection. <text:s/>Mute hast thou/ rendered the lips that breathed words of endearment. <text:s/>This funeral/ pale overshadows all minds. <text:s/>It is as gloom cast over a whole com-/-munity in Israel. <text:s/>For, from the hour that Sophia De Young became/ the life copartner of Lazarus Hecht, a new spirit rested upon her;/ a spirit of religious knowledge and piety; a spirit of meekness/ and fear of the Lord. <text:s/>To believe and act rightly was the goal, she/ strove to attain. <text:s/>Each revolving sabbath would she betake/ herself to the house of God, to pray for light and strength./ <text:s/>In the Tabernacle of the Most High, she poured forth thanks for/ blessings enjoyed, and implored the Divine protection for those who/ made her happy. <text:s/>How her countenance beamed with plea-/-sure, when </text:span><text:span text:style-name="T3">y</text:span><text:span text:style-name="T4"> her yet infant son, essayed to join the faithful in/ their supplications. <text:s/>How earnest were her endeavours, that he/ should early be taken when he could learn to seek refuge beneath/ the Shield of Abraham. <text:s/>Alas! her child so young and promising/</text:span></text:p>
      <text:p text:style-name="P4"><text:span text:style-name="T4"/></text:p>
      <text:p text:style-name="P4"><text:span text:style-name="T4">[Page 2]</text:span></text:p>
      <text:p text:style-name="P7"><text:span text:style-name="T2">has been</text:span><text:span text:style-name="T4"> suddenly bereft of his main stay. <text:s/>A mother's fostering/ hand will not nurture that tender plant, her eyes will not/ watch </text:span><text:span text:style-name="T2">his</text:span><text:span text:style-name="T4"> its growth, and guard it against baleful surroundings./ <text:s/>And the innocent suckling, but yesterday pillowed on her breast,/ will never lispingly call the name of mother. <text:s/>Sad, </text:span><text:soft-page-break/><text:span text:style-name="T4">unutterably/ sad is the scene we now behold, but it can affect none so grie-/-vously as those two beings whom Sophia Hecht guided with/ persuasive counsel and discretion. <text:s/>Rachel and Miriam, her dau-/-ghters, not by nature, but through that mighty power which binds/ heart to heart; the power of love. <text:s/>Open ye to that distressed/ husband a spring, whence he may draw a cup of consolation./ <text:s/>Your filial devotion may partly assuage the intensity of his sorrow./ <text:s/>I search in vain for words that may calm his agitated spirit, that/ may quiet the mind which wistfully looks for an object he can/ no more find upon earth. <text:s/>Appalled, terrified, by a calamity so unfore-/-seen, I can </text:span><text:span text:style-name="T2">only</text:span><text:span text:style-name="T4"> but repeat to myself in the language of the prophet/ [Hebrew] "This also cometh from/ the Lord of hosts; who is wonderful in counsel, great in deeds of/ wisdom." <text:s/>Aye, my sympathising hearers! he that/ first uttered the word "chance," spoke of that which has no/ existence. <text:s/>We poor, finite creatures, with a vision/ so narrow, with a knowledge so circumscribed, cannot understand/</text:span></text:p>
      <text:p text:style-name="P7"><text:span text:style-name="T4"/></text:p>
      <text:p text:style-name="P7"><text:span text:style-name="T4">[Page 3]</text:span></text:p>
      <text:p text:style-name="P7"><text:span text:style-name="T4">why we are tossed upon a sea of troubles. <text:s/>Unable to/ reconcile our sufferings with the ideas we have formed of divine/ mercy, we enthrone chance where God dwells; and to it we assign/ the origin of our woes. <text:s/>But if we could fling aside the veil/ which </text:span><text:span text:style-name="T2">hides</text:span><text:span text:style-name="T4"> conceals from our eyes the ways of Providence, we would see that/ the Author of our lives, permits at times </text:span><text:span text:style-name="T2">some</text:span><text:span text:style-name="T4"> evils to befall/ us, that he may ultimately accomplish </text:span><text:span text:style-name="T2">in us</text:span><text:span text:style-name="T4"> a design high and glorious./ <text:s/>[Hebrew] For, He doth not afflict unwittingly, nor/ causelessly grieve </text:span><text:span text:style-name="T2">thus</text:span><text:span text:style-name="T4"> the children of man, For our good, my dear Brethren! solely/ for our good, he tries us in the crucible of afflictions. <text:s/>It may be/ that he wishes to wean us away from the world and its seductive/ pleasures. <text:s/>It may be that he desires to exalt us in spirit, for,/ it is in the school of sorrow that we are taught humility,/ goodness and charity; those noble qualities that likens the/ creature to his Creator. <text:s/>Oh! that we could so think always./ <text:s/>For, then we would continue serene amidst dire misfortunes; we/ would bless the hand which wounds, in order that we may finally/ be thoroughly healed and purified and eternized in the presence/ of our everlasting Father. <text:s/>For, that </text:span><text:span text:style-name="T2">that</text:span><text:span text:style-name="T4"> is joy: to know that/ we are night unto God, though treading this perishable earth./ <text:s/></text:span><text:span text:style-name="T2">For</text:span><text:span text:style-name="T4"> The whom he loveth, he chasteneth [Hebrew], and happy/ is the man who </text:span><text:span text:style-name="T2">that</text:span><text:span text:style-name="T4"> despiseth not that correction. <text:s/>To day he may/</text:span></text:p>
      <text:p text:style-name="P7"><text:span text:style-name="T4"/></text:p>
      <text:p text:style-name="P7"><text:span text:style-name="T4">[Page 4]</text:span></text:p>
      <text:p text:style-name="P7"><text:span text:style-name="T4">follow to the grave a dear brother; to-morrow one whose smile/ he prized above rubies may lie dead before him. </text:span><text:span text:style-name="T2">but within his</text:span><text:span text:style-name="T4">/ </text:span><text:span text:style-name="T2">H</text:span><text:span text:style-name="T4"> His eyes may be fountains of tears, but within him abides tran-/-quillity[sic!]. <text:s/>For, the light of God is shed upon his soul. <text:s/>He/ is transported beyond the dreary, cheerless present, to contemplate/ a future, where delights are hourly renewed and hightened[sic!] for those/ who clung to the Lord, as to the sheet-anchor of life./</text:span></text:p>
      <text:p text:style-name="P7"><text:span text:style-name="T4">O Parent of all good! <text:s/>Infuse such feelings into the heart of this/ disconsolate husband. <text:s/>Uplift his thoughts to Thee, and let him/ behold his fondly loved Sophia in a sphere bright and joyous./ <text:s/>Let him hear her angel-like voice commend to his guardianship/ the treasures she has left </text:span><text:span text:style-name="T2">behind</text:span><text:span text:style-name="T4"> on earth; her two darling sons </text:span><text:span text:style-name="T2">and daughter</text:span><text:span text:style-name="T4">/ Let him heed her counsel; for, she openeth her mouth with wisdom,/ and the law of kindness is in her tongue. <text:s/>She asks that he may/ immortalize himself by an act of sublime charity, even by forgiving/ the hapless being, who unwittingly severed the ties which bound her/ to all she still holds dear. </text:span><text:span text:style-name="T2">upon earth</text:span><text:span text:style-name="T4"> <text:s/>Oh! let the believe that she looks/ down approvingly upon the goodly deeds of her surviving relatives, incite/ them all to a life of piety, and </text:span><text:span text:style-name="T2">unflinching</text:span><text:span text:style-name="T4"> unswerving rectitud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3:19:23.80</meta:creation-date>
    <meta:document-statistic meta:table-count="0" meta:image-count="0" meta:object-count="0" meta:page-count="3" meta:paragraph-count="70" meta:word-count="1119" meta:character-count="6824"/>
    <dc:date>2012-10-25T13:52:45.54</dc:date>
    <meta:editing-duration>PT2M11S</meta:editing-duration>
    <meta:editing-cycles>1</meta:editing-cycles>
    <meta:generator>OpenOffice.org/3.4.1$Win32 OpenOffice.org_project/341m1$Build-9593</meta:generator>
  </office:meta>
</office:document-meta>
</file>